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33b1d"/>
    </style:style>
    <style:style style:name="P3" style:family="paragraph" style:parent-style-name="Standard">
      <style:text-properties style:text-position="0% 100%" fo:font-size="18pt" style:font-size-asian="18pt" style:font-size-complex="18pt"/>
    </style:style>
    <style:style style:name="T1" style:family="text">
      <style:text-properties style:text-position="0% 100%" style:font-name="Liberation Mono" fo:font-size="18pt" officeooo:rsid="00033b1d" style:font-name-asian="Noto Sans Mono CJK SC" style:font-size-asian="18pt" style:font-name-complex="Liberation Mono" style:font-size-complex="18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0% 100%" fo:font-size="18pt" officeooo:rsid="00033b1d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Installation of mysql</text:span></text:span></text:p>
      <text:p text:style-name="P2"><text:span text:style-name="Source_20_Text"><text:span text:style-name="T3">====================</text:span></text:span></text:p>
      <text:p text:style-name="P2"><text:span text:style-name="Source_20_Text"><text:span text:style-name="T3">s</text:span></text:span><text:span text:style-name="Source_20_Text"><text:span text:style-name="T2">udo apt update</text:span></text:span></text:p>
      <text:p text:style-name="P1"><text:span text:style-name="Source_20_Text"><text:span text:style-name="T2">sudo apt install mysql-server</text:span></text:span></text:p>
      <text:p text:style-name="P1"><text:span text:style-name="Source_20_Text"><text:span text:style-name="T2">sudo mysql_secure_installation – </text:span></text:span><text:span text:style-name="Source_20_Text"><text:span text:style-name="T3">set password</text:span></text:span></text:p>
      <text:p text:style-name="P1"><text:span text:style-name="Source_20_Text"><text:span text:style-name="T2"/></text:span></text:p>
      <text:p text:style-name="P1"><text:span text:style-name="Source_20_Text"><text:span text:style-name="T2">mysql -u root -p</text:span></text:span></text:p>
      <text:p text:style-name="P2"><text:span text:style-name="Source_20_Text"><text:span text:style-name="T3">==========================================</text:span></text:span></text:p>
      <text:p text:style-name="P2"><text:span text:style-name="Source_20_Text"><text:span text:style-name="T3">adding a new user and giving permission</text:span></text:span></text:p>
      <text:p text:style-name="P2"><text:span text:style-name="Source_20_Text"><text:span text:style-name="T3">==========================================</text:span></text:span></text:p>
      <text:p text:style-name="P1"><text:span text:style-name="Source_20_Text"><text:span text:style-name="T2">CREATE USER 'username'@'host' IDENTIFIED WITH authentication_plugin BY 'password';</text:span></text:span></text:p>
      <text:p text:style-name="P1"><text:span text:style-name="Source_20_Text"><text:span text:style-name="T2">CREATE USER '</text:span></text:span><text:span text:style-name="Source_20_Text"><text:span text:style-name="T1">aman</text:span></text:span><text:span text:style-name="Source_20_Text"><text:span text:style-name="T2">'@'localhost' IDENTIFIED BY 'password';</text:span></text:span></text:p>
      <text:p text:style-name="P2"><text:span text:style-name="Source_20_Text"><text:span text:style-name="T2">GRANT PRIVILEGE ON database.table TO </text:span></text:span><text:span text:style-name="Source_20_Text"><text:span text:style-name="T1">aman</text:span></text:span><text:span text:style-name="Source_20_Text"><text:span text:style-name="T2">'@'localhost';</text:span></text:span></text:p>
      <text:p text:style-name="P1"><text:span text:style-name="Source_20_Text"><text:span text:style-name="T2"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5:32:36.575073926</meta:creation-date>
    <meta:editing-duration>PT23S</meta:editing-duration>
    <meta:editing-cycles>2</meta:editing-cycles>
    <meta:generator>LibreOffice/6.4.6.2$Linux_X86_64 LibreOffice_project/40$Build-2</meta:generator>
    <dc:date>2021-02-03T15:32:54.384049132</dc:date>
    <meta:document-statistic meta:table-count="0" meta:image-count="0" meta:object-count="0" meta:page-count="1" meta:paragraph-count="12" meta:word-count="48" meta:character-count="462" meta:non-whitespace-character-count="425"/>
  </office:meta>
</office:document-meta>
</file>